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office:version="1.2">
  <office:body>
    <office:text>
      <text:p>This is the first paragraph of the test ODT document containing enough words to pass the quality gate for document extraction testing in the mnemonic memory system.</text:p>
      <text:p>The second paragraph discusses how the encoding agent processes extracted document content and produces semantic concepts and vector embeddings for retrieval across the memory graph.</text:p>
      <text:p>Finally the third paragraph covers the association system which links related memories together using cosine similarity on embeddings enabling spread activation during recall queries.</text:p>
    </office:text>
  </office:body>
</office:document-content>
</file>